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C000001D4CE5BF24ACAF99C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4c7dc" draw:textarea-horizontal-align="justify" draw:textarea-vertical-align="middle" draw:auto-grow-height="false" fo:min-height="12.86cm" fo:min-width="8.376cm"/>
    </style:style>
    <style:style style:name="gr2" style:family="graphic" style:parent-style-name="standard">
      <style:graphic-properties draw:fill-color="#ffa6a6" draw:textarea-horizontal-align="justify" draw:textarea-vertical-align="middle" draw:auto-grow-height="false" fo:min-height="12.883cm" fo:min-width="7.78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2.883cm" fo:min-width="9.3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619cm" fo:min-width="4.461cm"/>
    </style:style>
    <style:style style:name="gr9" style:family="graphic" style:parent-style-name="standard">
      <style:graphic-properties draw:textarea-horizontal-align="justify" draw:textarea-vertical-align="middle" draw:auto-grow-height="false" fo:min-height="3.437cm" fo:min-width="3.437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81cm" fo:min-width="26.516cm"/>
    </style:style>
    <style:style style:name="gr11" style:family="graphic">
      <style:graphic-properties style:protect="siz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8.876cm" svg:height="13.11cm" svg:x="0.455cm" svg:y="2.1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285cm" svg:height="13.133cm" svg:x="19.209cm" svg:y="2.16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9cm" svg:height="0.806cm" svg:x="0.023cm" svg:y="-0.158cm">
          <draw:text-box>
            <text:p><text:span text:style-name="T1">body</text:span></text:p>
          </draw:text-box>
        </draw:frame>
        <draw:frame draw:style-name="gr4" draw:text-style-name="P3" draw:layer="layout" svg:width="2.731cm" svg:height="0.806cm" svg:x="1.638cm" svg:y="2.185cm">
          <draw:text-box>
            <text:p text:style-name="P4"><text:span text:style-name="T1">player1</text:span></text:p>
          </draw:text-box>
        </draw:frame>
        <draw:frame draw:style-name="gr5" draw:text-style-name="P3" draw:layer="layout" svg:width="2.731cm" svg:height="0.962cm" svg:x="19.209cm" svg:y="2.162cm">
          <draw:text-box>
            <text:p text:style-name="P4"><text:span text:style-name="T1">player2</text:span></text:p>
          </draw:text-box>
        </draw:frame>
        <draw:custom-shape draw:style-name="gr6" draw:text-style-name="P5" draw:layer="layout" svg:width="9.878cm" svg:height="13.133cm" svg:x="9.331cm" svg:y="2.16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9.331cm" svg:y="2.162cm">
          <draw:text-box>
            <text:p text:style-name="P4"><text:span text:style-name="T1">game</text:span></text:p>
          </draw:text-box>
        </draw:frame>
        <draw:frame draw:style-name="gr7" draw:text-style-name="P7" draw:layer="layout" svg:width="5.803cm" svg:height="1.119cm" svg:x="10.993cm" svg:y="0.66cm">
          <draw:text-box>
            <text:p text:style-name="P6"><text:span text:style-name="T2">DICE GAME</text:span></text:p>
          </draw:text-box>
        </draw:frame>
        <draw:custom-shape draw:style-name="gr8" draw:text-style-name="P8" draw:layer="layout" svg:width="4.961cm" svg:height="3.869cm" svg:x="2.458cm" svg:y="4.21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58cm" svg:y="4.211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.436cm" svg:y="10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36cm" svg:y="10.129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.458cm" svg:y="4.21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58cm" svg:y="4.211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.436cm" svg:y="10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36cm" svg:y="10.129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.458cm" svg:y="4.21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58cm" svg:y="4.211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.436cm" svg:y="10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36cm" svg:y="10.129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.458cm" svg:y="4.21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58cm" svg:y="4.211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.436cm" svg:y="10.12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.436cm" svg:y="10.129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3cm" svg:y="4.18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3cm" svg:y="4.188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08cm" svg:y="10.10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08cm" svg:y="10.106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3cm" svg:y="4.18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3cm" svg:y="4.188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08cm" svg:y="10.10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08cm" svg:y="10.106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3cm" svg:y="4.18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3cm" svg:y="4.188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08cm" svg:y="10.10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08cm" svg:y="10.106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3cm" svg:y="4.18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3cm" svg:y="4.188cm">
          <draw:text-box>
            <text:p text:style-name="P4"><text:span text:style-name="T1">div</text:span></text:p>
          </draw:text-box>
        </draw:frame>
        <draw:custom-shape draw:style-name="gr8" draw:text-style-name="P8" draw:layer="layout" svg:width="4.961cm" svg:height="3.869cm" svg:x="21.008cm" svg:y="10.10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1cm" svg:height="0.962cm" svg:x="21.008cm" svg:y="10.106cm">
          <draw:text-box>
            <text:p text:style-name="P4"><text:span text:style-name="T1">div</text:span></text:p>
          </draw:text-box>
        </draw:frame>
        <draw:frame draw:style-name="gr7" draw:text-style-name="P9" draw:layer="layout" svg:width="3.528cm" svg:height="0.962cm" svg:x="3.141cm" svg:y="4.803cm">
          <draw:text-box>
            <text:p>PLAYER 1</text:p>
          </draw:text-box>
        </draw:frame>
        <draw:frame draw:style-name="gr7" draw:text-style-name="P9" draw:layer="layout" svg:width="3.528cm" svg:height="0.962cm" svg:x="21.758cm" svg:y="4.883cm">
          <draw:text-box>
            <text:p>PLAYER 2</text:p>
          </draw:text-box>
        </draw:frame>
        <draw:frame draw:style-name="gr7" draw:text-style-name="P11" draw:layer="layout" svg:width="3.528cm" svg:height="0.839cm" svg:x="3.073cm" svg:y="10.88cm">
          <draw:text-box>
            <text:p text:style-name="P10"><text:span text:style-name="T3">CURRENT</text:span></text:p>
          </draw:text-box>
        </draw:frame>
        <draw:frame draw:style-name="gr7" draw:text-style-name="P11" draw:layer="layout" svg:width="3.528cm" svg:height="0.839cm" svg:x="21.736cm" svg:y="10.767cm">
          <draw:text-box>
            <text:p text:style-name="P10"><text:span text:style-name="T3">CURRENT</text:span></text:p>
          </draw:text-box>
        </draw:frame>
        <draw:frame draw:style-name="gr7" draw:text-style-name="P13" draw:layer="layout" svg:width="1.412cm" svg:height="1.517cm" svg:x="4.164cm" svg:y="5.918cm">
          <draw:text-box>
            <text:p text:style-name="P12"><text:span text:style-name="T4">0</text:span></text:p>
          </draw:text-box>
        </draw:frame>
        <draw:frame draw:style-name="gr7" draw:text-style-name="P13" draw:layer="layout" svg:width="1.412cm" svg:height="1.517cm" svg:x="4.095cm" svg:y="11.719cm">
          <draw:text-box>
            <text:p text:style-name="P12"><text:span text:style-name="T4">0</text:span></text:p>
          </draw:text-box>
        </draw:frame>
        <draw:frame draw:style-name="gr7" draw:text-style-name="P13" draw:layer="layout" svg:width="1.412cm" svg:height="1.517cm" svg:x="22.827cm" svg:y="5.845cm">
          <draw:text-box>
            <text:p text:style-name="P12"><text:span text:style-name="T4">0</text:span></text:p>
          </draw:text-box>
        </draw:frame>
        <draw:frame draw:style-name="gr7" draw:text-style-name="P13" draw:layer="layout" svg:width="1.412cm" svg:height="1.517cm" svg:x="22.827cm" svg:y="11.606cm">
          <draw:text-box>
            <text:p text:style-name="P12"><text:span text:style-name="T4">0</text:span></text:p>
          </draw:text-box>
        </draw:frame>
        <draw:frame draw:style-name="gr7" draw:text-style-name="P9" draw:layer="layout" svg:width="6.486cm" svg:height="0.962cm" svg:x="11.175cm" svg:y="3.005cm">
          <draw:text-box>
            <text:p text:style-name="P8">NEW GAME</text:p>
          </draw:text-box>
        </draw:frame>
        <draw:frame draw:style-name="gr7" draw:text-style-name="P9" draw:layer="layout" svg:width="6.486cm" svg:height="0.962cm" svg:x="10.856cm" svg:y="10.653cm">
          <draw:text-box>
            <text:p text:style-name="P8">ROLL DICE</text:p>
          </draw:text-box>
        </draw:frame>
        <draw:frame draw:style-name="gr7" draw:text-style-name="P9" draw:layer="layout" svg:width="6.486cm" svg:height="0.962cm" svg:x="10.856cm" svg:y="12.2cm">
          <draw:text-box>
            <text:p text:style-name="P8">HOLD</text:p>
          </draw:text-box>
        </draw:frame>
        <draw:custom-shape draw:style-name="gr9" draw:text-style-name="P8" draw:layer="layout" svg:width="3.937cm" svg:height="3.687cm" svg:x="12.313cm" svg:y="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27.016cm" svg:height="1.131cm" svg:x="0.478cm" svg:y="0.64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9cm" svg:height="0.806cm" svg:x="0.478cm" svg:y="0.648cm">
          <draw:text-box>
            <text:p><text:span text:style-name="T1">row</text:span></text:p>
          </draw:text-box>
        </draw:frame>
        <draw:frame draw:style-name="gr3" draw:text-style-name="P3" draw:layer="layout" svg:width="2.39cm" svg:height="0.806cm" svg:x="0.319cm" svg:y="2.185cm">
          <draw:text-box>
            <text:p><text:span text:style-name="T1">row</text:span></text:p>
          </draw:text-box>
        </draw:frame>
        <draw:frame draw:style-name="gr7" draw:text-style-name="P9" draw:layer="layout" svg:width="1.57cm" svg:height="0.962cm" svg:x="13.542cm" svg:y="7.261cm">
          <draw:text-box>
            <text:p>Dé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2" draw:text-style-name="P5" draw:layer="layout" svg:width="16.17cm" svg:height="9.905cm" svg:x="5.888cm" svg:y="2.536cm">
          <draw:image xlink:href="Pictures/10000000000002FC000001D4CE5BF24ACAF99C4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29cm" svg:x="1.399cm" svg:y="0.628cm" presentation:class="title" presentation:placeholder="true">
        <draw:text-box/>
      </draw:frame>
      <draw:frame presentation:style-name="Standard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1T17:14:45.487000000</meta:creation-date>
    <dc:date>2022-04-02T11:43:14.547000000</dc:date>
    <meta:editing-duration>PT13M33S</meta:editing-duration>
    <meta:editing-cycles>2</meta:editing-cycles>
    <meta:generator>LibreOffice/7.2.5.2$Windows_X86_64 LibreOffice_project/499f9727c189e6ef3471021d6132d4c694f357e5</meta:generator>
    <meta:document-statistic meta:object-count="82"/>
  </office:meta>
</office:document-meta>
</file>